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2da" officeooo:paragraph-rsid="0005f2da"/>
    </style:style>
    <style:style style:name="P2" style:family="paragraph" style:parent-style-name="Standard">
      <style:text-properties officeooo:rsid="0005f2da" officeooo:paragraph-rsid="000794c4"/>
    </style:style>
    <style:style style:name="P3" style:family="paragraph" style:parent-style-name="Standard">
      <style:text-properties officeooo:rsid="0005f2da" officeooo:paragraph-rsid="000945fa"/>
    </style:style>
    <style:style style:name="P4" style:family="paragraph" style:parent-style-name="Standard">
      <style:text-properties officeooo:rsid="0005f2da" officeooo:paragraph-rsid="000a4bc2"/>
    </style:style>
    <style:style style:name="P5" style:family="paragraph" style:parent-style-name="Standard">
      <style:text-properties officeooo:rsid="0005f2da" officeooo:paragraph-rsid="000ba8a2"/>
    </style:style>
    <style:style style:name="P6" style:family="paragraph" style:parent-style-name="Standard">
      <style:text-properties officeooo:rsid="0005f2da" officeooo:paragraph-rsid="001df4c1"/>
    </style:style>
    <style:style style:name="P7" style:family="paragraph" style:parent-style-name="Standard">
      <style:text-properties officeooo:rsid="00111cad" officeooo:paragraph-rsid="000a4bc2"/>
    </style:style>
    <style:style style:name="P8" style:family="paragraph" style:parent-style-name="Standard">
      <style:text-properties officeooo:paragraph-rsid="0005f2da"/>
    </style:style>
    <style:style style:name="P9" style:family="paragraph" style:parent-style-name="Standard">
      <style:text-properties officeooo:rsid="00139846" officeooo:paragraph-rsid="000ba8a2"/>
    </style:style>
    <style:style style:name="P10" style:family="paragraph" style:parent-style-name="Standard">
      <style:text-properties officeooo:rsid="00139846" officeooo:paragraph-rsid="000e9199"/>
    </style:style>
    <style:style style:name="P11" style:family="paragraph" style:parent-style-name="Standard">
      <style:text-properties officeooo:rsid="00139846" officeooo:paragraph-rsid="001ac429"/>
    </style:style>
    <style:style style:name="P12" style:family="paragraph" style:parent-style-name="Standard">
      <style:text-properties fo:font-weight="bold" officeooo:rsid="0005f2da" officeooo:paragraph-rsid="0005f2da" style:font-weight-asian="bold" style:font-weight-complex="bold"/>
    </style:style>
    <style:style style:name="P13" style:family="paragraph" style:parent-style-name="Standard">
      <style:text-properties fo:font-weight="bold" officeooo:rsid="0006c117" officeooo:paragraph-rsid="0006c117" style:font-weight-asian="bold" style:font-weight-complex="bold"/>
    </style:style>
    <style:style style:name="P14" style:family="paragraph" style:parent-style-name="Standard">
      <style:text-properties fo:font-weight="bold" officeooo:rsid="0007017e" officeooo:paragraph-rsid="0007017e" style:font-weight-asian="bold" style:font-weight-complex="bold"/>
    </style:style>
    <style:style style:name="P15" style:family="paragraph" style:parent-style-name="Standard">
      <style:text-properties fo:font-weight="bold" officeooo:rsid="000794c4" officeooo:paragraph-rsid="000794c4" style:font-weight-asian="bold" style:font-weight-complex="bold"/>
    </style:style>
    <style:style style:name="P16" style:family="paragraph" style:parent-style-name="Standard">
      <style:text-properties fo:font-weight="bold" officeooo:rsid="000794c4" officeooo:paragraph-rsid="000a4bc2" style:font-weight-asian="bold" style:font-weight-complex="bold"/>
    </style:style>
    <style:style style:name="P17" style:family="paragraph" style:parent-style-name="Standard">
      <style:text-properties fo:font-weight="bold" officeooo:rsid="000794c4" officeooo:paragraph-rsid="000ba8a2" style:font-weight-asian="bold" style:font-weight-complex="bold"/>
    </style:style>
    <style:style style:name="P18" style:family="paragraph" style:parent-style-name="Standard">
      <style:text-properties fo:font-weight="bold" officeooo:rsid="000794c4" officeooo:paragraph-rsid="000cb47a" style:font-weight-asian="bold" style:font-weight-complex="bold"/>
    </style:style>
    <style:style style:name="P19" style:family="paragraph" style:parent-style-name="Standard">
      <style:text-properties fo:font-weight="bold" officeooo:rsid="000794c4" officeooo:paragraph-rsid="000e9199" style:font-weight-asian="bold" style:font-weight-complex="bold"/>
    </style:style>
    <style:style style:name="P20" style:family="paragraph" style:parent-style-name="Standard">
      <style:text-properties fo:font-weight="bold" officeooo:rsid="00111cad" officeooo:paragraph-rsid="000a4bc2" style:font-weight-asian="bold" style:font-weight-complex="bold"/>
    </style:style>
    <style:style style:name="P21" style:family="paragraph" style:parent-style-name="Standard">
      <style:text-properties fo:font-weight="bold" officeooo:rsid="000ba8a2" officeooo:paragraph-rsid="000ba8a2" style:font-weight-asian="bold" style:font-weight-complex="bold"/>
    </style:style>
    <style:style style:name="P22" style:family="paragraph" style:parent-style-name="Standard">
      <style:text-properties fo:font-weight="bold" officeooo:rsid="0018e6cd" officeooo:paragraph-rsid="0018e6cd" style:font-weight-asian="bold" style:font-weight-complex="bold"/>
    </style:style>
    <style:style style:name="P23" style:family="paragraph" style:parent-style-name="Standard">
      <style:text-properties fo:font-weight="bold" officeooo:rsid="0018e6cd" officeooo:paragraph-rsid="001ac429" style:font-weight-asian="bold" style:font-weight-complex="bold"/>
    </style:style>
    <style:style style:name="P24" style:family="paragraph" style:parent-style-name="Standard">
      <style:text-properties officeooo:rsid="0006c117" officeooo:paragraph-rsid="0006c117"/>
    </style:style>
    <style:style style:name="P25" style:family="paragraph" style:parent-style-name="Standard">
      <style:text-properties officeooo:rsid="0006c117" officeooo:paragraph-rsid="0007017e"/>
    </style:style>
    <style:style style:name="P26" style:family="paragraph" style:parent-style-name="Standard">
      <style:text-properties officeooo:paragraph-rsid="0007017e"/>
    </style:style>
    <style:style style:name="P27" style:family="paragraph" style:parent-style-name="Standard">
      <style:text-properties fo:font-weight="normal" officeooo:rsid="0007017e" officeooo:paragraph-rsid="001392a5" style:font-weight-asian="normal" style:font-weight-complex="normal"/>
    </style:style>
    <style:style style:name="P28" style:family="paragraph" style:parent-style-name="Standard">
      <style:text-properties fo:font-weight="normal" officeooo:rsid="0005f2da" officeooo:paragraph-rsid="000794c4" style:font-weight-asian="normal" style:font-weight-complex="normal"/>
    </style:style>
    <style:style style:name="P29" style:family="paragraph" style:parent-style-name="Standard">
      <style:text-properties fo:font-weight="normal" officeooo:rsid="0005f2da" officeooo:paragraph-rsid="001392a5" style:font-weight-asian="normal" style:font-weight-complex="normal"/>
    </style:style>
    <style:style style:name="P30" style:family="paragraph" style:parent-style-name="Standard">
      <style:text-properties fo:font-weight="normal" officeooo:rsid="0005f2da" officeooo:paragraph-rsid="0018e6c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05f2da" officeooo:paragraph-rsid="000794c4" style:font-weight-asian="normal" style:font-weight-complex="normal"/>
    </style:style>
    <style:style style:name="P32" style:family="paragraph" style:parent-style-name="Standard">
      <style:text-properties fo:font-weight="normal" officeooo:rsid="0005f2da" officeooo:paragraph-rsid="001ac429" style:font-weight-asian="normal" style:font-weight-complex="normal"/>
    </style:style>
    <style:style style:name="P33" style:family="paragraph" style:parent-style-name="Standard">
      <style:text-properties fo:font-weight="normal" officeooo:rsid="0014523e" officeooo:paragraph-rsid="000ff1f1" style:font-weight-asian="normal" style:font-weight-complex="normal"/>
    </style:style>
    <style:style style:name="P34" style:family="paragraph" style:parent-style-name="Standard">
      <style:text-properties fo:font-weight="normal" officeooo:rsid="0014523e" officeooo:paragraph-rsid="001ac429" style:font-weight-asian="normal" style:font-weight-complex="normal"/>
    </style:style>
    <style:style style:name="P35" style:family="paragraph" style:parent-style-name="Standard">
      <style:text-properties fo:font-weight="normal" officeooo:rsid="001392a5" officeooo:paragraph-rsid="001392a5" style:font-weight-asian="normal" style:font-weight-complex="normal"/>
    </style:style>
    <style:style style:name="P36" style:family="paragraph" style:parent-style-name="Standard">
      <style:text-properties officeooo:rsid="000794c4" officeooo:paragraph-rsid="000794c4"/>
    </style:style>
    <style:style style:name="P37" style:family="paragraph" style:parent-style-name="Standard">
      <style:text-properties fo:font-style="normal" fo:font-weight="bold" officeooo:rsid="000794c4" officeooo:paragraph-rsid="000794c4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fo:font-weight="bold" officeooo:rsid="00111cad" officeooo:paragraph-rsid="000a4bc2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fo:font-weight="bold" officeooo:rsid="00111cad" officeooo:paragraph-rsid="000db4b7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fo:font-weight="bold" officeooo:rsid="00111cad" officeooo:paragraph-rsid="000ff1f1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fo:font-weight="bold" officeooo:rsid="00111cad" officeooo:paragraph-rsid="00119344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fo:font-weight="normal" officeooo:rsid="000794c4" officeooo:paragraph-rsid="000794c4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111cad" officeooo:paragraph-rsid="000a4bc2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1462e4" officeooo:paragraph-rsid="001462e4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officeooo:rsid="00111cad" officeooo:paragraph-rsid="000a4bc2" style:font-style-asian="normal" style:font-style-complex="normal"/>
    </style:style>
    <style:style style:name="P46" style:family="paragraph" style:parent-style-name="Standard">
      <style:text-properties fo:font-style="italic" officeooo:rsid="0006c117" officeooo:paragraph-rsid="0007017e" style:font-style-asian="italic" style:font-style-complex="italic"/>
    </style:style>
    <style:style style:name="P47" style:family="paragraph" style:parent-style-name="Standard">
      <style:text-properties officeooo:rsid="000ba8a2" officeooo:paragraph-rsid="000ba8a2"/>
    </style:style>
    <style:style style:name="P48" style:family="paragraph" style:parent-style-name="Standard">
      <style:text-properties officeooo:paragraph-rsid="000e9199"/>
    </style:style>
    <style:style style:name="P49" style:family="paragraph" style:parent-style-name="Standard">
      <style:text-properties officeooo:paragraph-rsid="00119344"/>
    </style:style>
    <style:style style:name="P50" style:family="paragraph" style:parent-style-name="Standard">
      <style:text-properties officeooo:rsid="00171379" officeooo:paragraph-rsid="00171379"/>
    </style:style>
    <style:style style:name="P51" style:family="paragraph" style:parent-style-name="Standard">
      <style:text-properties officeooo:rsid="0018e6cd" officeooo:paragraph-rsid="0018e6cd"/>
    </style:style>
    <style:style style:name="P52" style:family="paragraph" style:parent-style-name="Standard">
      <style:text-properties fo:font-size="14pt" style:text-underline-style="solid" style:text-underline-width="auto" style:text-underline-color="font-color" fo:font-weight="bold" officeooo:rsid="0005f2da" officeooo:paragraph-rsid="0005f2da" style:font-size-asian="14pt" style:font-weight-asian="bold" style:font-size-complex="14pt" style:font-weight-complex="bold"/>
    </style:style>
    <style:style style:name="P53" style:family="paragraph" style:parent-style-name="Standard">
      <style:text-properties officeooo:rsid="00139846" officeooo:paragraph-rsid="000e9199"/>
    </style:style>
    <style:style style:name="P54" style:family="paragraph" style:parent-style-name="Standard">
      <style:text-properties officeooo:rsid="0005f2da" officeooo:paragraph-rsid="001462e4"/>
    </style:style>
    <style:style style:name="P55" style:family="paragraph" style:parent-style-name="Standard">
      <style:text-properties fo:font-weight="normal" officeooo:rsid="0005f2da" officeooo:paragraph-rsid="001392a5" style:font-weight-asian="normal" style:font-weight-complex="normal"/>
    </style:style>
    <style:style style:name="P56" style:family="paragraph" style:parent-style-name="Standard">
      <style:text-properties fo:font-weight="normal" officeooo:rsid="0005f2da" officeooo:paragraph-rsid="001ac429" style:font-weight-asian="normal" style:font-weight-complex="normal"/>
    </style:style>
    <style:style style:name="P57" style:family="paragraph" style:parent-style-name="Standard">
      <style:text-properties fo:font-weight="normal" officeooo:rsid="000794c4" officeooo:paragraph-rsid="000794c4" style:font-weight-asian="normal" style:font-weight-complex="normal"/>
    </style:style>
    <style:style style:name="P58" style:family="paragraph" style:parent-style-name="Standard" style:list-style-name="L2">
      <style:text-properties fo:font-weight="normal" officeooo:rsid="0015d211" officeooo:paragraph-rsid="0015d211" style:font-weight-asian="normal" style:font-weight-complex="normal"/>
    </style:style>
    <style:style style:name="P59" style:family="paragraph" style:parent-style-name="Standard">
      <style:text-properties fo:font-style="italic" fo:font-weight="normal" officeooo:rsid="001392a5" officeooo:paragraph-rsid="001392a5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fo:font-weight="normal" officeooo:rsid="000794c4" officeooo:paragraph-rsid="000794c4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normal" fo:font-weight="normal" officeooo:rsid="001462e4" officeooo:paragraph-rsid="001462e4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14523e" officeooo:paragraph-rsid="000ba8a2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0e9199" officeooo:paragraph-rsid="000e9199" style:font-style-asian="normal" style:font-weight-asian="normal" style:font-style-complex="normal" style:font-weight-complex="normal"/>
    </style:style>
    <style:style style:name="P64" style:family="paragraph" style:parent-style-name="Standard" style:list-style-name="L3">
      <style:text-properties officeooo:rsid="0013b010" officeooo:paragraph-rsid="0013b010"/>
    </style:style>
    <style:style style:name="P65" style:family="paragraph" style:parent-style-name="Standard">
      <style:text-properties fo:font-weight="bold" officeooo:rsid="00119344" officeooo:paragraph-rsid="00119344" style:font-weight-asian="bold" style:font-weight-complex="bold"/>
    </style:style>
    <style:style style:name="P66" style:family="paragraph" style:parent-style-name="Standard">
      <style:text-properties fo:font-size="14pt" style:text-underline-style="solid" style:text-underline-width="auto" style:text-underline-color="font-color" fo:font-weight="bold" officeooo:rsid="0005f2da" officeooo:paragraph-rsid="0021e64f" style:font-size-asian="14pt" style:font-weight-asian="bold" style:font-size-complex="14pt" style:font-weight-complex="bold"/>
    </style:style>
    <style:style style:name="P67" style:family="paragraph" style:parent-style-name="Standard">
      <style:text-properties fo:font-size="14pt" style:text-underline-style="solid" style:text-underline-width="auto" style:text-underline-color="font-color" fo:font-weight="bold" officeooo:rsid="0005f2da" officeooo:paragraph-rsid="002381db" style:font-size-asian="14pt" style:font-weight-asian="bold" style:font-size-complex="14pt" style:font-weight-complex="bold"/>
    </style:style>
    <style:style style:name="P68" style:family="paragraph" style:parent-style-name="Text_20_body" style:list-style-name="L4">
      <style:text-properties officeooo:rsid="00119344" officeooo:paragraph-rsid="00119344"/>
    </style:style>
    <style:style style:name="P69" style:family="paragraph" style:parent-style-name="Text_20_body" style:list-style-name="L1">
      <style:paragraph-properties fo:margin-top="0cm" fo:margin-bottom="0cm" loext:contextual-spacing="false"/>
      <style:text-properties officeooo:paragraph-rsid="000e9199"/>
    </style:style>
    <style:style style:name="P70" style:family="paragraph" style:parent-style-name="Text_20_body" style:list-style-name="L4">
      <style:paragraph-properties fo:margin-top="0cm" fo:margin-bottom="0cm" loext:contextual-spacing="false"/>
      <style:text-properties officeooo:paragraph-rsid="00119344"/>
    </style:style>
    <style:style style:name="T1" style:family="text">
      <style:text-properties officeooo:rsid="0005f2da"/>
    </style:style>
    <style:style style:name="T2" style:family="text">
      <style:text-properties officeooo:rsid="00111cad"/>
    </style:style>
    <style:style style:name="T3" style:family="text">
      <style:text-properties officeooo:rsid="0014523e"/>
    </style:style>
    <style:style style:name="T4" style:family="text">
      <style:text-properties officeooo:rsid="0006c117"/>
    </style:style>
    <style:style style:name="T5" style:family="text">
      <style:text-properties officeooo:rsid="0007017e"/>
    </style:style>
    <style:style style:name="T6" style:family="text">
      <style:text-properties fo:font-weight="bold" officeooo:rsid="0005f2da" style:font-weight-asian="bold" style:font-weight-complex="bold"/>
    </style:style>
    <style:style style:name="T7" style:family="text">
      <style:text-properties officeooo:rsid="000794c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5f2da" style:font-weight-asian="normal" style:font-weight-complex="normal"/>
    </style:style>
    <style:style style:name="T10" style:family="text">
      <style:text-properties fo:font-weight="normal" officeooo:rsid="000a4bc2" style:font-weight-asian="normal" style:font-weight-complex="normal"/>
    </style:style>
    <style:style style:name="T11" style:family="text">
      <style:text-properties fo:font-weight="normal" officeooo:rsid="000ba8a2" style:font-weight-asian="normal" style:font-weight-complex="normal"/>
    </style:style>
    <style:style style:name="T12" style:family="text">
      <style:text-properties fo:font-weight="normal" officeooo:rsid="0014523e" style:font-weight-asian="normal" style:font-weight-complex="normal"/>
    </style:style>
    <style:style style:name="T13" style:family="text">
      <style:text-properties fo:font-weight="normal" officeooo:rsid="000db4b7" style:font-weight-asian="normal" style:font-weight-complex="normal"/>
    </style:style>
    <style:style style:name="T14" style:family="text">
      <style:text-properties fo:font-weight="normal" officeooo:rsid="000e9199" style:font-weight-asian="normal" style:font-weight-complex="normal"/>
    </style:style>
    <style:style style:name="T15" style:family="text">
      <style:text-properties fo:font-weight="normal" officeooo:rsid="000ff1f1" style:font-weight-asian="normal" style:font-weight-complex="normal"/>
    </style:style>
    <style:style style:name="T16" style:family="text">
      <style:text-properties fo:font-weight="normal" officeooo:rsid="00119344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a4bc2" style:font-style-asian="italic" style:font-style-complex="italic"/>
    </style:style>
    <style:style style:name="T19" style:family="text">
      <style:text-properties fo:font-style="italic" officeooo:rsid="00111cad" style:font-style-asian="italic" style:font-style-complex="italic"/>
    </style:style>
    <style:style style:name="T20" style:family="text">
      <style:text-properties fo:font-style="italic" officeooo:rsid="0007017e" style:font-style-asian="italic" style:font-style-complex="italic"/>
    </style:style>
    <style:style style:name="T21" style:family="text">
      <style:text-properties fo:font-style="italic" officeooo:rsid="001392a5" style:font-style-asian="italic" style:font-style-complex="italic"/>
    </style:style>
    <style:style style:name="T22" style:family="text">
      <style:text-properties fo:font-style="italic" officeooo:rsid="001ac429" style:font-style-asian="italic" style:font-style-complex="italic"/>
    </style:style>
    <style:style style:name="T23" style:family="text">
      <style:text-properties fo:font-style="italic" officeooo:rsid="001b789d" style:font-style-asian="italic" style:font-style-complex="italic"/>
    </style:style>
    <style:style style:name="T24" style:family="text">
      <style:text-properties fo:font-style="italic" officeooo:rsid="000794c4" style:font-style-asian="italic" style:font-style-complex="italic"/>
    </style:style>
    <style:style style:name="T25" style:family="text">
      <style:text-properties fo:font-style="italic" officeooo:rsid="001e5f2e" style:font-style-asian="italic" style:font-style-complex="italic"/>
    </style:style>
    <style:style style:name="T26" style:family="text">
      <style:text-properties fo:font-style="italic" officeooo:rsid="00204da2" style:font-style-asian="italic" style:font-style-complex="italic"/>
    </style:style>
    <style:style style:name="T27" style:family="text">
      <style:text-properties fo:font-style="italic" officeooo:rsid="0005f2da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0a4bc2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0ba8a2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4523e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0cb47a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0db4b7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0e9199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0f389d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0ff1f1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119344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1462e4" style:font-style-asian="italic" style:font-weight-asian="normal" style:font-style-complex="italic" style:font-weight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0a4bc2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11cad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4523e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0ba8a2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0e9199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462e4" style:font-style-asian="normal" style:font-weight-asian="normal" style:font-style-complex="normal" style:font-weight-complex="normal"/>
    </style:style>
    <style:style style:name="T46" style:family="text">
      <style:text-properties officeooo:rsid="000a4bc2"/>
    </style:style>
    <style:style style:name="T47" style:family="text">
      <style:text-properties officeooo:rsid="000ba8a2"/>
    </style:style>
    <style:style style:name="T48" style:family="text">
      <style:text-properties officeooo:rsid="00139846"/>
    </style:style>
    <style:style style:name="T49" style:family="text">
      <style:text-properties officeooo:rsid="000e9199"/>
    </style:style>
    <style:style style:name="T50" style:family="text">
      <style:text-properties officeooo:rsid="000ff1f1"/>
    </style:style>
    <style:style style:name="T51" style:family="text">
      <style:text-properties officeooo:rsid="0013b010"/>
    </style:style>
    <style:style style:name="T52" style:family="text">
      <style:text-properties officeooo:rsid="0015d211"/>
    </style:style>
    <style:style style:name="T53" style:family="text">
      <style:text-properties officeooo:rsid="00171379"/>
    </style:style>
    <style:style style:name="T54" style:family="text">
      <style:text-properties officeooo:rsid="0018e6cd"/>
    </style:style>
    <style:style style:name="T55" style:family="text">
      <style:text-properties officeooo:rsid="001ac429"/>
    </style:style>
    <style:style style:name="T56" style:family="text">
      <style:text-properties officeooo:rsid="001b789d"/>
    </style:style>
    <style:style style:name="T57" style:family="text">
      <style:text-properties officeooo:rsid="001e5f2e"/>
    </style:style>
    <style:style style:name="T58" style:family="text">
      <style:text-properties officeooo:rsid="00204da2"/>
    </style:style>
    <style:style style:name="T59" style:family="text">
      <style:text-properties style:text-underline-style="none"/>
    </style:style>
    <style:style style:name="T60" style:family="text">
      <style:text-properties fo:font-size="11pt" style:text-underline-style="none" officeooo:rsid="002381db" style:font-size-asian="9.60000038146973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Protokollzusammenfassung (Phase1)</text:p>
      <text:p text:style-name="P1"/>
      <text:p text:style-name="P6">Deadline des Projektes: 18.12.2015</text:p>
      <text:p text:style-name="P1"/>
      <text:p text:style-name="P12">Verwendete Tools <text:span text:style-name="T4">(Verantwortlicher: Andi)</text:span></text:p>
      <text:p text:style-name="P12"/>
      <text:p text:style-name="P1">-Redmine: Tickets, Wiki, Datenaustausch, Kalender</text:p>
      <text:p text:style-name="P1"><text:tab/>→ <text:span text:style-name="T17">wurde verworfen</text:span></text:p>
      <text:p text:style-name="P1"/>
      <text:p text:style-name="P1">- GitLab: zunächst nur zur Versionskontrolle, nach Verwerfung von Redmine auch für Tickets, Wiki, Datenaustausch</text:p>
      <text:p text:style-name="P4"><text:tab/>* Wenn Issue bearbeitet wurde, Commit Link in den Kommentar</text:p>
      <text:p text:style-name="P4"><text:tab/>* <text:span text:style-name="T2">Für jeden Entwickler wird ein Branch eingerichtet </text:span><text:span text:style-name="T19">(→</text:span><text:span text:style-name="T18"> </text:span><text:span text:style-name="T19">verworfen, stattdessen Feature-<text:tab/>Branches)</text:span></text:p>
      <text:p text:style-name="P1"/>
      <text:p text:style-name="P1">- Visual Paradigm: UML, Codegenerierung</text:p>
      <text:p text:style-name="P1"/>
      <text:p text:style-name="P1">- Mumble: sonstige Kommunikation</text:p>
      <text:p text:style-name="P1"><text:tab/><text:span text:style-name="T17">→ wurde verworfen, </text:span><text:span text:style-name="T20">statt dessen Stratoserver</text:span></text:p>
      <text:p text:style-name="P1"/>
      <text:p text:style-name="P1">-<text:span text:style-name="T5">Framework: Play</text:span></text:p>
      <text:p text:style-name="P1"/>
      <text:p text:style-name="P1">-<text:span text:style-name="T5">IDE: Eclpise und Intellij → </text:span><text:span text:style-name="T20">Eclipse verworfen</text:span></text:p>
      <text:p text:style-name="P1"/>
      <text:p text:style-name="P1">- <text:span text:style-name="T7">Sprache: Java</text:span></text:p>
      <text:p text:style-name="P1"/>
      <text:p text:style-name="P5">- <text:span text:style-name="T48"><text:s/>Hibernate für Datenbankanbindung</text:span></text:p>
      <text:p text:style-name="P9"/>
      <text:p text:style-name="P10">- Apache Commons Email für Mailversand</text:p>
      <text:p text:style-name="P48"><text:tab/>→<text:span text:style-name="T49"> </text:span>Projektseite: <text:a xlink:type="simple" xlink:href="http://commons.apache.org/proper/commons-email/userguide.html" text:style-name="Internet_20_link" text:visited-style-name="Visited_20_Internet_20_Link">http://commons.apache.org/proper/commons-email/userguide.html</text:a> </text:p>
      <text:p text:style-name="P10"><text:s/><text:tab/>→<text:span text:style-name="T49"> </text:span>Beispielcode: <text:a xlink:type="simple" xlink:href="https://www.playframework.com/documentation/1.3.x/emails" text:style-name="Internet_20_link" text:visited-style-name="Visited_20_Internet_20_Link">https://www.playframework.com/documentation/1.3.x/emails</text:a> </text:p>
      <text:p text:style-name="P48"/>
      <text:p text:style-name="P48">- Wir werden zur <text:span text:style-name="Strong_20_Emphasis">Anbindung der MySQL-Datenbank</text:span> die Bibliothek 'Hibernate' nutzen. </text:p>
      <text:list xml:id="list5816436519292785780" text:style-name="L1">
        <text:list-item>
          <text:list>
            <text:list-item>
              <text:p text:style-name="P69">Projektseite: <text:a xlink:type="simple" xlink:href="http://hibernate.org/orm/" text:style-name="Internet_20_link" text:visited-style-name="Visited_20_Internet_20_Link">http://hibernate.org/orm/</text:a> </text:p>
            </text:list-item>
            <text:list-item>
              <text:p text:style-name="P69">Beispielcode: <text:a xlink:type="simple" xlink:href="http://www.tutorialspoint.com/hibernate/hibernate_examples.htm" text:style-name="Internet_20_link" text:visited-style-name="Visited_20_Internet_20_Link">http://www.tutorialspoint.com/hibernate/hibernate_examples.htm</text:a> </text:p>
            </text:list-item>
          </text:list>
        </text:list-item>
      </text:list>
      <text:p text:style-name="P1"/>
      <text:p text:style-name="P50">- Stisys nachbauen: Style-Sheets übernehmen, HTML selber machen</text:p>
      <text:p text:style-name="P50"/>
      <text:p text:style-name="P51">- Tests → JUnit</text:p>
      <text:p text:style-name="P1"/>
      <text:p text:style-name="P12">Was soll die Software leisten? (Entwurf 1)</text:p>
      <text:p text:style-name="P1">- <text:s/>Studenten melden sich in einer definierten Phase in Teams an</text:p>
      <text:p text:style-name="P1">- <text:s/>Nach Ablauf der Phase sortiert das System die Teams, so dass möglichst wenig Terminüberschneidungen entstehen</text:p>
      <text:p text:style-name="P1"><text:soft-page-break/>- Ausgabe des Systems: Belegungspläne für alle Praktika</text:p>
      <text:p text:style-name="P1">- <text:s/>Wunschtermine können vermerkt werden (Erstwahl, Zweitwahl etc.) ◦ Kein must-have, Implementierung vorerst als Dummy →<text:span text:style-name="T57"> </text:span><text:span text:style-name="T25">verworfen</text:span></text:p>
      <text:p text:style-name="P1">- Benötigte Rohdaten: ◦ Eindeutige Studierendenreferenz (z.B. Matrikelnummer) ◦ Praktikumstermine (Bezeichnung, Kalenderwochen, Uhrzeiten) ◦ Verfügbare Plätze im jeweiligen Praktikum</text:p>
      <text:p text:style-name="P1">- Bisherige Teams werden semesterübergreifend gespeichert →<text:span text:style-name="T58"> </text:span><text:span text:style-name="T26">verworfen</text:span></text:p>
      <text:p text:style-name="P1"/>
      <text:p text:style-name="P13">Fragen</text:p>
      <text:p text:style-name="P24">- <text:s/><text:span text:style-name="T1">Muss die Software sowohl Anmeldungen aus den Fremdsystemen, als auch eigene Anmeldung verarbeiten? → </text:span><text:span text:style-name="T27">Beides</text:span></text:p>
      <text:p text:style-name="P25">- <text:span text:style-name="T1">Erstellen die Studenten Teams (mit Invites), oder ist die Anzahl der Teams festgelegt? → </text:span><text:span text:style-name="T27">Studenten erstellen Teams, Anzahl abhängig von Teamgröße, max. Gruppengröße und Anzahl der Gruppen</text:span></text:p>
      <text:p text:style-name="P25">- <text:s/><text:span text:style-name="T1">Sollen Studenten die nur Kurse aus einem Semester belegen bei der Sortierung bevorzugt werden? → </text:span><text:span text:style-name="T6">?</text:span></text:p>
      <text:p text:style-name="P25">- <text:span text:style-name="T1">Woher hat das System die Rohdaten? → Fragenkatalog ◦ ICS Dateien für einige Studiengänge vorhanden (HAW) ◦ Falls möglich: Exportschnittstelle vom Fremdsystem? → </text:span><text:span text:style-name="T27">keine Schnittstelle gegeben, Dummy-Daten</text:span></text:p>
      <text:p text:style-name="P46"/>
      <text:p text:style-name="P14">Prozessmodell</text:p>
      <text:p text:style-name="P54"><text:s/>­ keine täglichen Treffen </text:p>
      <text:p text:style-name="P54"><text:s/>­ regelmäßige Reviews    Wir wählen primär das interkremetelle Modell (mehrere Releases), mit einigen Aspekten aus  Scrum. Wöchentliches Treffen mit 2 Stunden Zeit.     </text:p>
      <text:p text:style-name="P25"/>
      <text:p text:style-name="P14">Vorgehen</text:p>
      <text:p text:style-name="P14"/>
      <text:p text:style-name="P27">Ferien: <text:span text:style-name="T1"><text:s/></text:span></text:p>
      <text:p text:style-name="P29"><text:s/>­ Klausurzeit keine Treffen! </text:p>
      <text:p text:style-name="P29"><text:s/>­ Jonas: nicht mit einbezogen, wegen Urlaub </text:p>
      <text:p text:style-name="P29"><text:s/>­ Thomas: nicht verfügbar von­ bis:  ­ 24.06. ­ 28.06.  ­ 10.07. ­ </text:p>
      <text:p text:style-name="P29">- Einarbeitung in Frameworks </text:p>
      <text:p text:style-name="P29"><text:s/>­ Treffen donnerstags </text:p>
      <text:p text:style-name="P35">Aufgabenverteilung in den Ferien:</text:p>
      <text:p text:style-name="P35">- Thomas: Team-Erzeugen</text:p>
      <text:p text:style-name="P35">- Jana: Einzelanmeldungen für Veranstaltungen (Phase1)</text:p>
      <text:p text:style-name="P35">- Christopher: Teilnehmer einladen → <text:span text:style-name="T17">von Andi zuende gemacht, da Chris ausgeschieden</text:span></text:p>
      <text:p text:style-name="P59"/>
      <text:p text:style-name="P44">nach den Ferien:</text:p>
      <text:p text:style-name="P44">- Treffen immer Dienstag 16 Uhr</text:p>
      <text:p text:style-name="P57">Aufgabenverteilung:</text:p>
      <text:p text:style-name="P2">-Andi: Projektleitung, Qualitätsbeauftragter, assistierender Entwickler →<text:span text:style-name="T56"> </text:span><text:span text:style-name="T23">nicht mehr QS, <text:tab/><text:tab/><text:tab/><text:tab/><text:tab/><text:tab/><text:tab/><text:tab/><text:tab/>neu:Infrastrukturbeauftragter, Frontend</text:span></text:p>
      <text:p text:style-name="P2"><text:s/>­ Thomas: Backend →<text:span text:style-name="T56"> </text:span><text:span text:style-name="T23">fachlicher Designer</text:span></text:p>
      <text:p text:style-name="P2"><text:soft-page-break/><text:s/>­ Jana: Backend <text:span text:style-name="T17">→</text:span><text:span text:style-name="T23"> hauptsächlich QS</text:span></text:p>
      <text:p text:style-name="P2"><text:s/>­ Christopher: Frontend <text:span text:style-name="T21">(ausgeschieden)</text:span></text:p>
      <text:p text:style-name="P2">-<text:span text:style-name="T7">Jonas: Algorithmus → </text:span><text:span text:style-name="T24">und Backend, </text:span><text:span text:style-name="T23">technischer Designer</text:span></text:p>
      <text:p text:style-name="P3">- Schnittstellen für die Einführungsprojekte​ (mit Test­Daten) werden von Andi gestellt</text:p>
      <text:p text:style-name="P2"/>
      <text:p text:style-name="P15">Anforderungen</text:p>
      <text:p text:style-name="P28"><text:s/>­ 1. Phase:</text:p>
      <text:p text:style-name="P28"><text:tab/>→<text:span text:style-name="T7"> </text:span> Einzelanmeldung für Praktika  ­ verbindliche Anmeldung und Einteilung als default (­&gt;  <text:tab/>Alleingän<text:span text:style-name="T7">g</text:span>er­Pool)</text:p>
      <text:p text:style-name="P32"><text:tab/>→<text:span text:style-name="T7"> </text:span>Bildung eines (internen) Alleingänger­Pools bei Abschluss von Phase 1 </text:p>
      <text:p text:style-name="P28"><text:tab/></text:p>
      <text:p text:style-name="P28"/>
      <text:p text:style-name="P28">- <text:span text:style-name="T7">2.Phase:</text:span></text:p>
      <text:p text:style-name="P28"><text:tab/>→<text:span text:style-name="T7"> <text:s/></text:span>Teambildung auf Grund von Ergebnissen aus Phase 1 </text:p>
      <text:p text:style-name="P31"><text:tab/>→<text:span text:style-name="T7"> </text:span><text:s/>(optionale) Möglichkeit Wünsche zu äußern, <text:tab/>wenn kein Team und kein Wunsch geäußert wird Gruppe random  zugeordnet <text:span text:style-name="T17">→</text:span><text:span text:style-name="T22"> <text:tab/>verworfen:keine Wünsch/Prioritäten erlaubt</text:span></text:p>
      <text:p text:style-name="P28"><text:tab/>→<text:span text:style-name="T7"> <text:s/></text:span>Übersicht über bisherige Anmeldungen aus Phase 2 in Praktiukumsübersicht</text:p>
      <text:p text:style-name="P28"><text:tab/>→<text:span text:style-name="T7"> </text:span>Anfragen an bestehende Gruppen möglich  (an alle Teammitglieder) </text:p>
      <text:p text:style-name="P28"><text:tab/>→<text:span text:style-name="T7"> </text:span>Kommentare möglich, wenn z.B. manuelles Mergen vorgenommen  werden soll:  <text:tab/>eine Gruppe mit 2 Leuten möchte einer Gruppe mit 3 Leuten beitreten  ­ entsprechende E­<text:tab/>Mail­Benachrichtigungen </text:p>
      <text:p text:style-name="P28"><text:tab/>→<text:span text:style-name="T7"> </text:span>Teammitglieder werden bevorzugt in gleiche Gruppen eingeteilt (1)</text:p>
      <text:p text:style-name="P28"><text:tab/>→<text:span text:style-name="T7"> </text:span>Möglichst in gleiche Gruppe, aber im Notfall können auch einzelne  <text:tab/>Teammitglieder in andere Gruppen eingeordnet werden  <text:tab/>(z.B. bei Unstimmigkeiten in Phase 2, wie zu kleine Gruppe)</text:p>
      <text:p text:style-name="P28"><text:tab/>→<text:span text:style-name="T7"> </text:span>“Mergen” von Teams:  <text:tab/>z.B. Praktikum von 5 Leuten, eine Gruppe mit 3 Leuten und eine Gruppe mit 2 </text:p>
      <text:p text:style-name="P28"><text:tab/>Leuten</text:p>
      <text:p text:style-name="P28"><text:tab/>→<text:span text:style-name="T7"> <text:s/></text:span>Teamgröße sollen während Praktiukusanmeldung vorgegeben werden</text:p>
      <text:p text:style-name="P28"><text:tab/>→<text:span text:style-name="T7"> <text:s/></text:span>Teamleiter verschickt Einladungen an potenzeille Teammitglieder</text:p>
      <text:p text:style-name="P28"><text:tab/>→<text:span text:style-name="T7"> <text:s/></text:span>Potenzielle Teammitglieder bestätigen Anmeldung</text:p>
      <text:p text:style-name="P32"><text:tab/>→<text:span text:style-name="T7"> </text:span>Übersicht sowohl für geladene Personen (welche Einladungen habe ich  erhalten)   </text:p>
      <text:p text:style-name="P32">  <text:tab/>­→<text:span text:style-name="T55"> </text:span>Alleingänger müssen sich NICHT in Phase 2 anmelden, sondern sind per default  <text:tab/>teamlos (bzw. ein Einerteam) </text:p>
      <text:p text:style-name="P28"><text:tab/>→<text:span text:style-name="T7"> </text:span>Nice­to­have: Vorschläge für Personen auf Grund von bisherigen Anmeldungen </text:p>
      <text:p text:style-name="P33"><text:tab/>→<text:span text:style-name="T52"> Problem: Teams-zuordnen:</text:span></text:p>
      <text:list xml:id="list388130843315367611" text:style-name="L2">
        <text:list-item>
          <text:p text:style-name="P58">akzeptable Lösung: Benutzer-Auflösung des Problems</text:p>
        </text:list-item>
        <text:list-item>
          <text:p text:style-name="P58">lieber automatische Ermittlung mit Rückmeldung, dass nicht umsetzbar für einzelne Personen (Zukunft)</text:p>
        </text:list-item>
        <text:list-item>
          <text:p text:style-name="P58">2 Stunden Laufzeit</text:p>
        </text:list-item>
      </text:list>
      <text:p text:style-name="P1"><text:tab/>→<text:span text:style-name="T52"> Gruppengröße als Priorität? → Teamerhaltung</text:span></text:p>
      <text:p text:style-name="P1"><text:tab/></text:p>
      <text:p text:style-name="P1"><text:tab/></text:p>
      <text:p text:style-name="P1"><text:tab/></text:p>
      <text:p text:style-name="P22"><text:soft-page-break/>Datenbank <text:span text:style-name="T55">und Implementation</text:span></text:p>
      <text:p text:style-name="P30">→<text:span text:style-name="T52"> Veranstaltungen, die ein Student belegen darf sind in Student gespeichert.</text:span></text:p>
      <text:p text:style-name="P30">→<text:span text:style-name="T52"> aktueller Benutze über Matrikelnummer</text:span></text:p>
      <text:p text:style-name="P30">→<text:span text:style-name="T53"> statt verfügbaren Kursen für Student, nicht verfügbare Kurse </text:span></text:p>
      <text:p text:style-name="P30">→<text:span text:style-name="T54"> Zwischentabelle Studiengang_Kurs </text:span></text:p>
      <text:p text:style-name="P30">→<text:span text:style-name="T54"> Studiengang bei Student ergänzen</text:span></text:p>
      <text:p text:style-name="P30">→<text:span text:style-name="T54"> max. Teilnehmerzahl für Kurse</text:span></text:p>
      <text:p text:style-name="P32">→<text:span text:style-name="T46"> Student kennt nicht verfügbare Kurse, sondern unverfügbare (relevant für <text:tab/>Importschnittstelle)</text:span></text:p>
      <text:p text:style-name="P32">→<text:span text:style-name="T46"> Importinterfaces in den 'models' Ordner</text:span></text:p>
      <text:p text:style-name="P32"><text:tab/><text:tab/>* Keiner verändernden Operationen</text:p>
      <text:p text:style-name="P32">→<text:span text:style-name="T47"> Anpassung fachliches Modell / Datenbank: Student kennt seine Verfügbaren Kurse</text:span></text:p>
      <text:p text:style-name="P32">→<text:span text:style-name="T47"> Neustrukturierung der Datenbank:</text:span></text:p>
      <text:p text:style-name="P11"><text:tab/><text:tab/>* <text:span text:style-name="T3">Menge der von UniKit persistierten Daten wird reduziert um Inkonsistenzen mit <text:tab/><text:tab/><text:tab/>Fremdsystem-Datenbank zu vermeiden.</text:span></text:p>
      <text:p text:style-name="P11"><text:tab/><text:tab/>* <text:span text:style-name="T3">Lediglich Wahlen der Veranstaltungen, Teambelegungen und Gruppenbelegungen <text:tab/><text:tab/><text:tab/>werden persistert</text:span></text:p>
      <text:p text:style-name="P34"><text:tab/><text:tab/>* Verantwortlicher für Modellierung: Andi</text:p>
      <text:p text:style-name="P34">→<text:span text:style-name="T50"> "Student" bekommt Attribut Studiengang (Fachbegriff undefiniert) </text:span></text:p>
      <text:p text:style-name="P34">→<text:span text:style-name="T50"> "Course" bekommt Attribut Studiengang </text:span></text:p>
      <text:p text:style-name="P34">→<text:span text:style-name="T50"> Zwischentabelle KursZuFachrichtung (Fachbegriff undefiniert) </text:span></text:p>
      <text:p text:style-name="P34"><text:tab/>Wichtig beispielsweise für WPs (studiengangsübergreifend) </text:p>
      <text:p text:style-name="P23"><text:span text:style-name="T1">→</text:span><text:span text:style-name="T9"> Liste von Studenten und Liste von Veranstaltungen, welcher Student darf welche <text:tab/>Veranstaltungen belegender</text:span></text:p>
      <text:p text:style-name="P32"/>
      <text:p text:style-name="P15">Aufgabenverteilungen</text:p>
      <text:p text:style-name="P15"/>
      <text:p text:style-name="P15">- <text:span text:style-name="T8">Thomas: <text:tab/>→ <text:s/></text:span><text:span text:style-name="T9">Use­Case für die Anmeldung →</text:span><text:span text:style-name="T14"> ?</text:span></text:p>
      <text:p text:style-name="P17"><text:span text:style-name="T9"><text:tab/> <text:s text:c="4"/><text:tab/>→</text:span><text:span text:style-name="T11"> </text:span><text:span text:style-name="T12">Implementierung von Phase 1 </text:span><text:span text:style-name="T30">(erledigt)</text:span></text:p>
      <text:p text:style-name="P17"><text:span text:style-name="T30"><text:tab/><text:tab/><text:tab/></text:span><text:span text:style-name="T31">* </text:span><text:span text:style-name="T30"><text:s/></text:span><text:span text:style-name="T42">Vorbedingungen: Ein angemeldeter Student der seine belegbaren <text:tab/><text:tab/><text:tab/><text:tab/>Veranstaltungen kennt</text:span></text:p>
      <text:p text:style-name="P62"><text:tab/><text:tab/><text:tab/>* Anzeige der Verfügbaren Veranstaltungen, Persistierung mittels Hibernate <text:tab/><text:tab/><text:tab/>in Datenbank</text:p>
      <text:p text:style-name="P19"><text:span text:style-name="T42"><text:tab/><text:tab/>→</text:span><text:span text:style-name="T43"> Auswahl der Kurse in Controller übergeben </text:span><text:span text:style-name="T34">(erledigt)</text:span></text:p>
      <text:p text:style-name="P19"><text:span text:style-name="T43"><text:tab/><text:tab/>→</text:span><text:span text:style-name="T44"> Persistierung mittels Hibernate </text:span><text:span text:style-name="T35">(erledigt)</text:span></text:p>
      <text:p text:style-name="P19"><text:span text:style-name="T35"><text:tab/><text:tab/>→</text:span><text:span text:style-name="T38"> </text:span><text:span text:style-name="T45">Glossar → ?</text:span></text:p>
      <text:p text:style-name="P15"><text:span text:style-name="T9">- </text:span><text:span text:style-name="T8">Andi: → </text:span><text:span text:style-name="T9">Mook­Up Teambildung (Phase 2) </text:span><text:span text:style-name="T8">(</text:span><text:span text:style-name="T28">erledigt)</text:span></text:p>
      <text:p text:style-name="P16"><text:span text:style-name="T28"><text:tab/>→</text:span><text:span text:style-name="T40"> </text:span><text:span text:style-name="T41"><text:s/>SQL Skripte für DB erstellt </text:span><text:span text:style-name="T29">(erledigt)</text:span></text:p>
      <text:p text:style-name="P45"><text:tab/>→<text:span text:style-name="T46"> </text:span>Java Modells für Hibernate erstellt <text:span text:style-name="T46">(</text:span><text:span text:style-name="T18">erledigt)</text:span></text:p>
      <text:p text:style-name="P38"><text:span text:style-name="T10"><text:tab/>→ <text:s/>Studentendaten erzeugt (Testdaten) </text:span><text:span text:style-name="T29">(erledigt)</text:span></text:p>
      <text:p text:style-name="P39"><text:span text:style-name="T29"><text:tab/>→</text:span><text:span text:style-name="T33"> </text:span><text:span text:style-name="T12">Aufsetzen der Datenbank </text:span><text:span text:style-name="T13">(</text:span><text:span text:style-name="T33">erledigt)</text:span></text:p>
      <text:p text:style-name="P39"><text:span text:style-name="T33"><text:tab/></text:span><text:span text:style-name="T13">→</text:span><text:span text:style-name="T14"> Datenbank erstellt und befüllt </text:span><text:span text:style-name="T34">(erledigt)</text:span></text:p>
      <text:p text:style-name="P40"><text:span text:style-name="T34"><text:tab/>→</text:span><text:span text:style-name="T36"> </text:span><text:span text:style-name="T15">Hibernate Mapping durch Annotationen in Models ersetzen (</text:span><text:span text:style-name="T36">erledigt)</text:span></text:p>
      <text:p text:style-name="P41"><text:span text:style-name="T36"><text:tab/>→</text:span><text:span text:style-name="T37"> </text:span><text:span text:style-name="T16">Fertigstellung aller Branches </text:span><text:span text:style-name="T37">(erledigt)</text:span></text:p>
      <text:p text:style-name="P15"><text:span text:style-name="T28">- </text:span><text:span text:style-name="T39">Jana: → vorläufiges Glossar </text:span><text:span text:style-name="T28">(erledigt) → verworfen</text:span></text:p>
      <text:p text:style-name="P18"><text:soft-page-break/><text:span text:style-name="T28"><text:tab/>→</text:span><text:span text:style-name="T32"> </text:span><text:span text:style-name="T42">Hibernate Mappings </text:span><text:span text:style-name="T32">(erledigt) → verworfen</text:span></text:p>
      <text:p text:style-name="P18"><text:span text:style-name="T32"><text:tab/>→</text:span><text:span text:style-name="T34"> </text:span><text:span text:style-name="T44">Komponentendiagramm überarbeiten </text:span><text:span text:style-name="T34">(erledigt)</text:span></text:p>
      <text:p text:style-name="P15"><text:span text:style-name="T39">- Jonas: <text:tab/>→ Code Conventions </text:span><text:span text:style-name="T28">(erledigt)</text:span></text:p>
      <text:p text:style-name="P18"><text:span text:style-name="T28"><text:tab/><text:tab/>→</text:span><text:span text:style-name="T32"> </text:span><text:span text:style-name="T42">Implementierung der Importschnittstellen </text:span><text:span text:style-name="T32">(erledigt)</text:span><text:span text:style-name="T28"><text:tab/></text:span></text:p>
      <text:p text:style-name="P19"><text:span text:style-name="T28"><text:tab/><text:tab/>→</text:span><text:span text:style-name="T44"> Initialisierung der SessionFactory mittels statischem Konstruktor → ?</text:span></text:p>
      <text:p text:style-name="P63"><text:tab/><text:tab/>→ Bisher kriegt der Student Kurse aller Fachrichtungen, Logik und <text:tab/><text:tab/><text:tab/><text:tab/>Datenbankschema müssen angepasst werden → ?</text:p>
      <text:p text:style-name="P60"/>
      <text:p text:style-name="P37">Begriffe für das Glossar</text:p>
      <text:p text:style-name="P37"/>
      <text:p text:style-name="P42">- <text:span text:style-name="T1">Leute ohne Team sind: Teamlose  </text:span><text:span text:style-name="T17">(verworfen, da Englisch)</text:span></text:p>
      <text:p text:style-name="P37"/>
      <text:p text:style-name="P20">Namenskonventionen</text:p>
      <text:p text:style-name="P7">* Controller: [Name]Controller</text:p>
      <text:p text:style-name="P7">* Implementation: [Name]Impl</text:p>
      <text:p text:style-name="P43">* Interface: [Name]</text:p>
      <text:p text:style-name="P36"/>
      <text:p text:style-name="P36"/>
      <text:p text:style-name="P21">Algorithmus </text:p>
      <text:p text:style-name="P47">- <text:span text:style-name="T48">Vor Sortierung: Prüfung, ob sich Praktikums-/Vorlesungstermine überschneiden</text:span></text:p>
      <text:p text:style-name="P47">- <text:span text:style-name="T51">Ersatz-Sortierungs-Algorithmus:</text:span></text:p>
      <text:p text:style-name="P47"><text:tab/>→<text:span text:style-name="T51"> Anmelden für Praktikum</text:span></text:p>
      <text:p text:style-name="P47"><text:tab/>→<text:span text:style-name="T51"> Team bilden</text:span></text:p>
      <text:p text:style-name="P47"><text:tab/>→<text:span text:style-name="T51"> Anmelden für Gruppenbelegungen<text:tab/></text:span></text:p>
      <text:list xml:id="list5048114357977928270" text:style-name="L3">
        <text:list-item>
          <text:p text:style-name="P64">e-mail bei Konflikt</text:p>
        </text:list-item>
        <text:list-item>
          <text:p text:style-name="P64">alle können anmelden</text:p>
        </text:list-item>
        <text:list-item>
          <text:p text:style-name="P64">Pop-up bei Konflikt</text:p>
        </text:list-item>
      </text:list>
      <text:p text:style-name="P47">- <text:span text:style-name="T52">Apriori angelehnt?</text:span></text:p>
      <text:p text:style-name="P47">- <text:span text:style-name="T52">Priorisierung innerhalb des Fachsemesters in dem die meisten Kurse belegt wurden, bei gleich vielen Belegungen → niedrigeres Semester</text:span></text:p>
      <text:p text:style-name="P47"/>
      <text:p text:style-name="P47"/>
      <text:p text:style-name="P65">Präsentation SE2P1</text:p>
      <text:p text:style-name="P49">Aufgabe 1: Liste der Teammitglieder -&gt; Jana </text:p>
      <text:p text:style-name="P49">Aufgabe 2: Projektplan reviewen/anpassen-&gt; Jana </text:p>
      <text:list xml:id="list7917901084194327426" text:style-name="L4">
        <text:list-item>
          <text:list>
            <text:list-item>
              <text:list>
                <text:list-item>
                  <text:p text:style-name="P70">Was/Wann/Wer: An Meilensteinen orientiert, wird vor nächstem Meilenstein geplant </text:p>
                </text:list-item>
                <text:list-item>
                  <text:p text:style-name="P70">Rollen: </text:p>
                  <text:list>
                    <text:list-item>
                      <text:p text:style-name="P70">Andi: Projektleiter, Infrastrukturbeauftragter </text:p>
                    </text:list-item>
                    <text:list-item>
                      <text:p text:style-name="P70">Jana: Qualitätssicherung </text:p>
                    </text:list-item>
                    <text:list-item>
                      <text:p text:style-name="P70">Jonas: Chefdesigner technisch </text:p>
                    </text:list-item>
                    <text:list-item>
                      <text:p text:style-name="P70">Thomas: Chefdesigner fachlich </text:p>
                    </text:list-item>
                  </text:list>
                </text:list-item>
              </text:list>
            </text:list-item>
            <text:list-item>
              <text:p text:style-name="P70">Aufgabe 3: Deployment des Prototypen -&gt; Andi </text:p>
            </text:list-item>
            <text:list-item>
              <text:p text:style-name="P70"><text:soft-page-break/>Aufgabe 4: Statusbericht des Projekts -&gt; Jonas </text:p>
            </text:list-item>
          </text:list>
          <text:p text:style-name="P68"/>
        </text:list-item>
      </text:list>
      <text:p text:style-name="P47"/>
      <text:p text:style-name="P1"/>
      <text:p text:style-name="P1"/>
      <text:p text:style-name="P26"/>
      <text:p text:style-name="P8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4pt" style:text-underline-style="solid" style:text-underline-width="auto" style:text-underline-color="font-color" fo:font-weight="bold" officeooo:rsid="0005f2da" officeooo:paragraph-rsid="0021e64f" style:font-size-asian="14pt" style:font-weight-asian="bold" style:font-size-complex="14pt" style:font-weight-complex="bold"/>
    </style:style>
    <style:style style:name="MP2" style:family="paragraph" style:parent-style-name="Standard">
      <style:text-properties fo:font-size="14pt" style:text-underline-style="solid" style:text-underline-width="auto" style:text-underline-color="font-color" fo:font-weight="bold" officeooo:rsid="0005f2da" officeooo:paragraph-rsid="002381db" style:font-size-asian="14pt" style:font-weight-asian="bold" style:font-size-complex="14pt" style:font-weight-complex="bold"/>
    </style:style>
    <style:style style:name="MT1" style:family="text">
      <style:text-properties style:text-underline-style="none"/>
    </style:style>
    <style:style style:name="MT2" style:family="text">
      <style:text-properties fo:font-size="11pt" style:text-underline-style="none" officeooo:rsid="002381db" style:font-size-asian="9.60000038146973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Absatz-Standardschriftart"><text:span text:style-name="MT1">Praktikum zur Lehrveranstaltung <text:s/><text:tab/><text:tab/><text:tab/><text:tab/><text:tab/> HAW Hamburg</text:span></text:span></text:p>
        <text:p text:style-name="MP1"><text:span text:style-name="Absatz-Standardschriftart"><text:span text:style-name="MT1">„Software Engineering 2“ <text:s text:c="5"/><text:tab/><text:tab/><text:tab/><text:tab/><text:tab/> Department Informatik</text:span></text:span></text:p>
        <text:p text:style-name="MP1"><text:span text:style-name="Absatz-Standardschriftart"><text:span text:style-name="MT1">WiSe 2015/16 <text:s text:c="4"/><text:tab/><text:tab/><text:tab/><text:tab/><text:tab/><text:tab/><text:tab/><text:tab/>Gruppe: UniKit </text:span></text:span></text:p>
        <text:p text:style-name="MP1"><text:span text:style-name="Absatz-Standardschriftart"><text:span text:style-name="MT1"/></text:span></text:p>
        <text:p text:style-name="MP2"><text:span text:style-name="Absatz-Standardschriftart"><text:span text:style-name="MT2">Autor: Jana Wengenroth</text:span></text:span></text:p>
        <text:p text:style-name="MP2"><text:span text:style-name="Absatz-Standardschriftart"><text:span text:style-name="MT2">27.10.2015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58:28.188000000</meta:creation-date>
    <dc:date>2015-11-30T20:04:10.288000000</dc:date>
    <meta:editing-duration>PT1H51M43S</meta:editing-duration>
    <meta:editing-cycles>26</meta:editing-cycles>
    <meta:generator>LibreOffice/4.4.5.2$Windows_x86 LibreOffice_project/a22f674fd25a3b6f45bdebf25400ed2adff0ff99</meta:generator>
    <meta:document-statistic meta:table-count="0" meta:image-count="0" meta:object-count="0" meta:page-count="6" meta:paragraph-count="163" meta:word-count="1146" meta:character-count="8931" meta:non-whitespace-character-count="7680"/>
  </office:meta>
</office:document-meta>
</file>